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4.3311in" fo:margin-right="0in" fo:margin-top="0in" fo:margin-bottom="0in" fo:line-height="100%" fo:text-indent="0.7874in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  <style:text-properties style:font-name="Times New Roman" fo:font-size="14pt" fo:language="ru" fo:country="RU" style:font-size-asian="14pt" style:language-asian="zxx" style:country-asian="none" style:font-name-complex="Times New Roman" style:font-size-complex="14pt"/>
    </style:style>
    <style:style style:name="P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  <style:text-properties style:font-name="Times New Roman" fo:font-size="16pt" fo:language="ru" fo:country="RU" style:font-size-asian="16pt" style:font-name-complex="Times New Roman" style:font-size-complex="16pt"/>
    </style:style>
    <style:style style:name="P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</style:style>
    <style:style style:name="P9" style:family="paragraph" style:parent-style-name="Standard">
      <style:paragraph-properties fo:margin-left="0in" fo:margin-right="0.0193in" fo:text-indent="0in" style:auto-text-indent="false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10" style:family="paragraph" style:parent-style-name="Standard">
      <style:paragraph-properties fo:margin-left="0in" fo:margin-right="0.0193in" fo:text-indent="0in" style:auto-text-indent="false"/>
      <style:text-properties style:font-name="Times New Roman" fo:font-size="10pt" fo:language="ru" fo:country="RU" style:font-size-asian="10pt" style:language-asian="zxx" style:country-asian="none" style:font-name-complex="Times New Roman" style:font-size-complex="10pt"/>
    </style:style>
    <style:style style:name="P11" style:family="paragraph" style:parent-style-name="Standard" style:master-page-name="">
      <style:paragraph-properties fo:margin-left="-0.1819in" fo:margin-right="0.0193in" fo:margin-top="0in" fo:margin-bottom="0.111in" fo:line-height="107%" fo:orphans="2" fo:widows="2" fo:text-indent="0.1937in" style:auto-text-indent="false" style:page-number="auto" style:writing-mode="lr-tb"/>
      <style:text-properties style:font-name="Times New Roman" fo:font-size="10pt" fo:language="ru" fo:country="RU" style:font-size-asian="10pt" style:language-asian="zxx" style:country-asian="none" style:font-name-complex="Times New Roman" style:font-size-complex="10pt"/>
    </style:style>
    <style:style style:name="P12" style:family="paragraph" style:parent-style-name="Standard" style:master-page-name="">
      <style:paragraph-properties fo:margin-left="4.3311in" fo:margin-right="0in" fo:margin-top="0in" fo:margin-bottom="0in" fo:line-height="100%" fo:orphans="2" fo:widows="2" fo:text-indent="0.0311in" style:auto-text-indent="false" style:page-number="auto" style:writing-mode="lr-tb">
        <style:tab-stops>
          <style:tab-stop style:position="0.5835in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Times New Roman" fo:font-size="16pt" fo:language="en" fo:country="US" style:font-size-asian="16pt" style:font-name-complex="Times New Roman" style:font-size-complex="16pt"/>
    </style:style>
    <style:style style:name="P14" style:family="paragraph" style:parent-style-name="Standard" style:master-page-name="First_20_Page">
      <style:paragraph-properties fo:margin-left="4.3311in" fo:margin-right="0in" fo:margin-top="0in" fo:margin-bottom="0in" fo:line-height="100%" fo:orphans="2" fo:widows="2" fo:text-indent="0in" style:auto-text-indent="false" style:page-number="auto" style:writing-mode="lr-tb">
        <style:tab-stops>
          <style:tab-stop style:position="0.5835in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 style:master-page-name="">
      <style:paragraph-properties fo:margin-left="4.3311in" fo:margin-right="0in" fo:margin-top="0in" fo:margin-bottom="0in" fo:line-height="100%" fo:orphans="2" fo:widows="2" fo:text-indent="0in" style:auto-text-indent="false" style:page-number="auto" style:writing-mode="lr-tb"/>
      <style:text-properties fo:color="#eeeeee"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5" style:family="text">
      <style:text-properties style:font-name="Times New Roman" fo:font-size="16pt" fo:language="ru" fo:country="RU" style:font-size-asian="16pt" style:font-name-complex="Times New Roman" style:font-size-complex="16pt"/>
    </style:style>
    <style:style style:name="T6" style:family="text">
      <style:text-properties fo:language="ru" fo:country="RU"/>
    </style:style>
    <style:style style:name="T7" style:family="text">
      <style:text-properties fo:language="en" fo:country="US"/>
    </style:style>
    <style:style style:name="T8" style:family="text">
      <style:text-properties fo:color="#eeeee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Начальнику <text:s/><text:span text:style-name="T8"><text:s text:c="4"/>производственного управления</text:span></text:p>
      <text:p text:style-name="P12">ООО «ЛОТЕС ТМ»</text:p>
      <text:p text:style-name="P3"/>
      <text:p text:style-name="P15">Чумаеву Е В</text:p>
      <text:p text:style-name="P3"/>
      <text:p text:style-name="P2">Служебная записка <text:s/><text:span text:style-name="T7"><text:date style:data-style-name="N84" text:date-value="2017-06-30T13:58:26.74">2017-06-30</text:date></text:span></text:p>
      <text:p text:style-name="P2"/>
      <text:p text:style-name="P8"><text:span text:style-name="T2">Отдел разработки техсредств</text:span><text:span text:style-name="T1"> управления развития ООО «ЛОТЕС ТМ» проводит разработку нового комплекта узла управления КД МАВЦ.</text:span><text:span text:style-name="T3">46</text:span><text:span text:style-name="T4">7291.011</text:span><text:span text:style-name="T3"> </text:span><text:span text:style-name="T1">на </text:span><text:span text:style-name="T5">ТГС Н2</text:span></text:p>
      <text:p text:style-name="P4"><text:s/></text:p>
      <text:p text:style-name="P5">В связи с вводом нового элемента прошу приобрести микросхему</text:p>
      <text:p text:style-name="P5">CH340 в кол <text:s/>5шт.</text:p>
      <text:p text:style-name="P5"/>
      <text:p text:style-name="P8"><text:span text:style-name="T4"><text:s/></text:span>ATMEGA328P-AU ATMEGA328P <text:span text:style-name="T4"><text:s/>в кол <text:s/>5шт.</text:span></text:p>
      <text:p text:style-name="P5"/>
      <text:p text:style-name="P5">с целью <text:span text:style-name="T7">испoльзования</text:span> в макете изделия.</text:p>
      <text:p text:style-name="P5"/>
      <text:p text:style-name="P6"/>
      <text:p text:style-name="P9">Начальник отдела разработки техсредств</text:p>
      <text:p text:style-name="P9"><text:tab/> <text:s text:c="5"/>________________ <text:s text:c="2"/>/ <text:span text:style-name="T6">Ю.Д.Крысин</text:span> / <text:s text:c="5"/></text:p>
      <text:p text:style-name="P10">исполнитель</text:p>
      <text:p text:style-name="P11">Михайлов Сергей Львович <text:s text:c="2"/></text:p>
      <text:p text:style-name="P10">тел.199 моб. 8 901 189 25 86</text:p>
      <text:p text:style-name="P10"/>
      <text:p text:style-name="P10"/>
      <text:p text:style-name="P10">Приложение: </text:p>
      <text:p text:style-name="P10">1. Выписка из каталога — 1 лис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7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in" fo:margin-right="0.1256in" fo:margin-top="0.0835in" fo:margin-bottom="0.0835in" fo:line-height="150%" fo:text-align="center" style:justify-single-word="false" fo:text-indent="0in" style:auto-text-indent="false" fo:break-before="page" fo:keep-with-next="always"/>
      <style:text-properties fo:text-transform="uppercase" style:font-name="Times New Roman" fo:font-size="10pt" fo:letter-spacing="0.0138in" style:font-size-asian="10pt" style:font-name-complex="Times New Roman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in" fo:margin-right="0in" fo:margin-top="0.0835in" fo:margin-bottom="0in" fo:line-height="150%" fo:text-indent="0.5909in" style:auto-text-indent="false"/>
      <style:text-properties fo:color="#1f4e79" style:font-name="Times New Roman" fo:font-size="12pt" fo:letter-spacing="0.0102in" fo:font-style="italic" style:font-size-asian="12pt" style:font-style-asian="italic" style:font-name-complex="Times New Roman" style:font-size-complex="10pt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/>
    </style:style>
    <style:style style:name="WW8Num1z1" style:family="text">
      <style:text-properties style:font-name-complex="Times New Roman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3z1" style:family="text">
      <style:text-properties style:font-name-complex="Times New Roman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size="10pt" fo:letter-spacing="0.0138in" style:font-size-asian="10pt" style:font-name-complex="Times New Roman"/>
    </style:style>
    <style:style style:name="Подзаголовок_20_Знак" style:display-name="Подзаголовок Знак" style:family="text">
      <style:text-properties fo:color="#1f4e79" style:font-name="Times New Roman" fo:font-size="12pt" fo:letter-spacing="0.0102in" fo:font-style="italic" style:font-size-asian="12pt" style:font-style-asian="italic" style:font-name-complex="Times New Roman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9in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9in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25in" fo:margin-left="2.2429in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9in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25in" fo:margin-left="3.7429in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9in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1972in" fo:margin-left="0.4925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902in" fo:margin-left="0in" fo:margin-right="0in" fo:margin-top="0.55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543in" fo:margin-left="0.4925in" fo:margin-right="0.2953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.3154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естителю</dc:title>
    <meta:initial-creator>User</meta:initial-creator>
    <meta:creation-date>2016-04-11T15:18:00</meta:creation-date>
    <dc:date>2017-06-30T13:58:26.65</dc:date>
    <meta:print-date>2016-09-20T12:46:40.62</meta:print-date>
    <meta:editing-cycles>20</meta:editing-cycles>
    <meta:editing-duration>PT10H24M14S</meta:editing-duration>
    <meta:generator>OpenOffice/4.1.2$Win32 OpenOffice.org_project/412m3$Build-9782</meta:generator>
    <dc:creator>John k</dc:creator>
    <meta:document-statistic meta:table-count="0" meta:image-count="0" meta:object-count="0" meta:page-count="1" meta:paragraph-count="18" meta:word-count="83" meta:character-count="591"/>
  </office:meta>
</office:document-meta>
</file>